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drop volume</text:p>
          </table:table-cell>
          <table:table-cell table:style-name="ce1" office:value-type="float" office:value="0.0000004">
            <text:p>4.00E-007</text:p>
          </table:table-cell>
          <table:table-cell office:value-type="string">
            <text:p>L</text:p>
          </table:table-cell>
        </table:table-row>
        <table:table-row table:style-name="ro1">
          <table:table-cell/>
          <table:table-cell office:value-type="string">
            <text:p>drop mass</text:p>
          </table:table-cell>
          <table:table-cell table:formula="of:=[.C2]" office:value-type="float" office:value="0.0000004">
            <text:p>4.00E-007</text:p>
          </table:table-cell>
          <table:table-cell office:value-type="string">
            <text:p>kG</text:p>
          </table:table-cell>
        </table:table-row>
        <table:table-row table:style-name="ro1">
          <table:table-cell/>
          <table:table-cell office:value-type="string">
            <text:p>gravity</text:p>
          </table:table-cell>
          <table:table-cell office:value-type="float" office:value="9.81">
            <text:p>9.81</text:p>
          </table:table-cell>
          <table:table-cell office:value-type="string">
            <text:p>m/s</text:p>
          </table:table-cell>
        </table:table-row>
        <table:table-row table:style-name="ro1">
          <table:table-cell/>
          <table:table-cell office:value-type="string">
            <text:p>force down</text:p>
          </table:table-cell>
          <table:table-cell table:style-name="ce1" table:formula="of:=[.C4]*[.C3]" office:value-type="float" office:value="0.000003924">
            <text:p>3.92E-006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office:value-type="string">
            <text:p>Charge</text:p>
          </table:table-cell>
          <table:table-cell table:style-name="ce1" office:value-type="float" office:value="0.0000000025">
            <text:p>2.50E-009</text:p>
          </table:table-cell>
          <table:table-cell office:value-type="string">
            <text:p>C</text:p>
          </table:table-cell>
        </table:table-row>
        <table:table-row table:style-name="ro1">
          <table:table-cell table:number-columns-repeated="2"/>
          <table:table-cell table:style-name="ce1"/>
          <table:table-cell/>
        </table:table-row>
        <table:table-row table:style-name="ro1">
          <table:table-cell/>
          <table:table-cell office:value-type="string">
            <text:p>Force up</text:p>
          </table:table-cell>
          <table:table-cell table:style-name="ce1" table:formula="of:=0.8*[.C5]" office:value-type="float" office:value="0.0000031392">
            <text:p>3.14E-006</text:p>
          </table:table-cell>
          <table:table-cell/>
        </table:table-row>
        <table:table-row table:style-name="ro1">
          <table:table-cell/>
          <table:table-cell office:value-type="string">
            <text:p>Voltage</text:p>
          </table:table-cell>
          <table:table-cell table:style-name="ce1" office:value-type="float" office:value="200">
            <text:p>2.00E+002</text:p>
          </table:table-cell>
          <table:table-cell/>
        </table:table-row>
        <table:table-row table:style-name="ro1">
          <table:table-cell/>
          <table:table-cell office:value-type="string">
            <text:p>Field</text:p>
          </table:table-cell>
          <table:table-cell table:formula="of:=[.C8]/[.C6]" office:value-type="float" office:value="1255.68">
            <text:p>1255.68</text:p>
          </table:table-cell>
          <table:table-cell office:value-type="string">
            <text:p>V/m</text:p>
          </table:table-cell>
        </table:table-row>
        <table:table-row table:style-name="ro1">
          <table:table-cell/>
          <table:table-cell office:value-type="string">
            <text:p>Distance</text:p>
          </table:table-cell>
          <table:table-cell table:style-name="ce1" table:formula="of:=[.C9]/[.C10]" office:value-type="float" office:value="0.15927624872579">
            <text:p>1.59E-00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>
            <text:p>Distance</text:p>
          </table:table-cell>
          <table:table-cell office:value-type="float" office:value="0.3">
            <text:p>0.3</text:p>
          </table:table-cell>
          <table:table-cell office:value-type="string">
            <text:p>m</text:p>
          </table:table-cell>
        </table:table-row>
        <table:table-row table:style-name="ro1">
          <table:table-cell/>
          <table:table-cell office:value-type="string">
            <text:p>Voltage</text:p>
          </table:table-cell>
          <table:table-cell office:value-type="float" office:value="2000">
            <text:p>2000</text:p>
          </table:table-cell>
          <table:table-cell office:value-type="string">
            <text:p>V</text:p>
          </table:table-cell>
        </table:table-row>
        <table:table-row table:style-name="ro1">
          <table:table-cell/>
          <table:table-cell office:value-type="string">
            <text:p>Field</text:p>
          </table:table-cell>
          <table:table-cell table:formula="of:=[.C15]/[.C14]" office:value-type="float" office:value="6666.66666666667">
            <text:p>6666.6666666667</text:p>
          </table:table-cell>
          <table:table-cell office:value-type="string">
            <text:p>v/m</text:p>
          </table:table-cell>
        </table:table-row>
        <table:table-row table:style-name="ro1">
          <table:table-cell/>
          <table:table-cell office:value-type="string">
            <text:p>force up</text:p>
          </table:table-cell>
          <table:table-cell table:formula="of:=[.C6]*[.C16]" office:value-type="float" office:value="0.0000166666666666667">
            <text:p>1.66666666666667E-005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0">20/01/2012</text:date>, <text:time>14:34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Jones</meta:initial-creator>
    <meta:creation-date>2012-01-20T13:14:55</meta:creation-date>
    <dc:date>2012-01-20T14:34:16</dc:date>
    <dc:creator>Mark Jones</dc:creator>
    <meta:editing-duration>PT5M56S</meta:editing-duration>
    <meta:editing-cycles>1</meta:editing-cycles>
    <meta:document-statistic meta:table-count="3" meta:cell-count="35" meta:object-count="0"/>
    <meta:generator>LibreOffice/3.4$Linux LibreOffice_project/340m1$Build-402</meta:generator>
  </office:meta>
</office:document-meta>
</file>